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6pt" style:font-size-asian="5.25pt"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AGOLEM LOGO VARIATIONS - AI IMAGE GENERATION PROMPTS</text:p>
      <text:p text:style-name="P1">Based on Your Successful Design</text:p>
      <text:p text:style-name="P1"/>
      <text:p text:style-name="P1">IMPORTANT: Correct spelling is "HaGOLEM" with lowercase "a" and clear visible "L"</text:p>
      <text:p text:style-name="P1"/>
      <text:p text:style-name="P1">=================================================================</text:p>
      <text:p text:style-name="P1">VARIATION 1: LOGO WITHOUT CIRCLE BACKGROUND (High Priority)</text:p>
      <text:p text:style-name="P1">=================================================================</text:p>
      <text:p text:style-name="P1"/>
      <text:p text:style-name="P1">PROMPT:</text:p>
      <text:p text:style-name="P1">"Premium tech company logo. Humanoid robot sitting in 'The Thinker' pose (hand under chin, elbow on knee, contemplative). Robot rendered in smooth gradient from cyan/turquoise at top to deep purple at bottom. Modern sleek design with clean lines, white outline around the figure. Robot has geometric/angular features, professional tech aesthetic. NO background circle, just the robot figure on transparent/white background. Text 'HaGOLEM' below in bold modern sans-serif font (lowercase 'a', uppercase H-G-O-L-E-M), deep blue/navy color. Make sure the 'L' is clearly visible and distinct. Professional branding, Apple-level design quality."</text:p>
      <text:p text:style-name="P1"/>
      <text:p text:style-name="P1">USE FOR:</text:p>
      <text:p text:style-name="P1">- Website header (on colored backgrounds)</text:p>
      <text:p text:style-name="P1">- Documents where you need flexibility</text:p>
      <text:p text:style-name="P1">- T-shirts/merchandise</text:p>
      <text:p text:style-name="P1">- Presentations with custom backgrounds</text:p>
      <text:p text:style-name="P1"/>
      <text:p text:style-name="P1">=================================================================</text:p>
      <text:p text:style-name="P1">VARIATION 2: TEXT-ONLY WORDMARK (High Priority)</text:p>
      <text:p text:style-name="P1">=================================================================</text:p>
      <text:p text:style-name="P1"/>
      <text:p text:style-name="P1">PROMPT:</text:p>
      <text:p text:style-name="P1">"Modern tech company wordmark logo. Text 'HaGOLEM' in bold, clean, geometric sans-serif font (lowercase 'a', uppercase H-G-O-L-E-M). Letters should be substantial and modern, with the 'L' clearly visible and distinct from other letters. Color: deep navy blue (#1a2332). Simple, powerful, minimalist. Suitable for headers, letterhead, business cards. Professional tech company typography, think Google or Microsoft level of design sophistication. White background. IMPORTANT: Make sure 'a' is lowercase and 'L' is clearly legible."</text:p>
      <text:p text:style-name="P1"/>
      <text:p text:style-name="P1">USE FOR:</text:p>
      <text:p text:style-name="P1">- Email signatures</text:p>
      <text:p text:style-name="P1">- Document headers</text:p>
      <text:p text:style-name="P1">- When space is limited</text:p>
      <text:p text:style-name="P1">- LinkedIn company page header</text:p>
      <text:p text:style-name="P1">- Website navigation bar</text:p>
      <text:p text:style-name="P1"/>
      <text:p text:style-name="P1">=================================================================</text:p>
      <text:p text:style-name="P1">VARIATION 3: BLACK &amp; WHITE VERSION (Essential)</text:p>
      <text:p text:style-name="P1">=================================================================</text:p>
      <text:p text:style-name="P1"/>
      <text:p text:style-name="P1">PROMPT:</text:p>
      <text:p text:style-name="P1">"Tech company logo in pure black and white. Humanoid robot sitting in 'The Thinker' pose (hand under chin, contemplative). Robot rendered in solid black silhouette with white outline details, sitting within a black circle background. Text 'HaGOLEM' below in bold black font (lowercase 'a', uppercase H-G-O-L-E-M, with clear visible 'L'). Clean, professional, suitable for black and white printing, fax, photocopies, letterhead. Minimalist monochrome design, corporate professional."</text:p>
      <text:p text:style-name="P1"/>
      <text:p text:style-name="P1">USE FOR:</text:p>
      <text:p text:style-name="P1">- Black &amp; white documents</text:p>
      <text:p text:style-name="P1">- Fax/photocopies</text:p>
      <text:p text:style-name="P1">- Letterhead printing</text:p>
      <text:p text:style-name="P1">- Legal documents</text:p>
      <text:p text:style-name="P1">- When color printing isn't available</text:p>
      <text:p text:style-name="P1"/>
      <text:p text:style-name="P1">=================================================================</text:p>
      <text:p text:style-name="P1">VARIATION 4: SIMPLIFIED ICON (Square Format)</text:p>
      <text:p text:style-name="P1">=================================================================</text:p>
      <text:p text:style-name="P1"/>
      <text:p text:style-name="P1">PROMPT:</text:p>
      <text:p text:style-name="P1">"App icon design, square format. Humanoid robot in 'The Thinker' pose centered in frame. Gradient from cyan/turquoise to purple. Simplified, more iconic version - fewer details, bolder shapes, optimized to be recognizable at small sizes (16x16 to 512x512 pixels). Square format with slight rounded corners. No text. Modern tech app icon aesthetic, suitable for iOS/Android app icons, favicon, social media profile pictures."</text:p>
      <text:p text:style-name="P1"/>
      <text:p text:style-name="P1">USE FOR:</text:p>
      <text:p text:style-name="P1">- App icon (if you build an app)</text:p>
      <text:p text:style-name="P1">- Favicon (website tab icon)</text:p>
      <text:p text:style-name="P1">- Social media profile pictures (LinkedIn, Twitter, etc.)</text:p>
      <text:p text:style-name="P1">- Small digital spaces where text isn't readable</text:p>
      <text:p text:style-name="P1"/>
      <text:p text:style-name="P1">=================================================================</text:p>
      <text:p text:style-name="P1">VARIATION 5: HORIZONTAL LAYOUT (Lockup)</text:p>
      <text:p text:style-name="P1">=================================================================</text:p>
      <text:p text:style-name="P1"/>
      <text:p text:style-name="P1">PROMPT:</text:p>
      <text:p text:style-name="P1">"Tech company logo in horizontal layout. Humanoid robot in 'The Thinker' pose with gradient (cyan to purple) with circular background on the LEFT side. Text 'HaGOLEM' (lowercase 'a', uppercase H-G-O-L-E-M, clear visible 'L') immediately to the RIGHT of the circle, aligned center vertically. Same bold modern font, navy blue color. Horizontal lockup format, professional tech company branding. Clean spacing between icon and text. White background."</text:p>
      <text:p text:style-name="P1"/>
      <text:p text:style-name="P1">USE FOR:</text:p>
      <text:p text:style-name="P1">- Website headers (horizontal space)</text:p>
      <text:p text:style-name="P1">- Email headers</text:p>
      <text:p text:style-name="P1">- PowerPoint presentations</text:p>
      <text:p text:style-name="P1">- Zoom backgrounds</text:p>
      <text:p text:style-name="P1">- LinkedIn banner</text:p>
      <text:p text:style-name="P1">- Business card front (horizontal layout)</text:p>
      <text:p text:style-name="P1"/>
      <text:p text:style-name="P1">=================================================================</text:p>
      <text:p text:style-name="P1">VARIATION 6: INVERSE/DARK MODE VERSION (Important)</text:p>
      <text:p text:style-name="P1">=================================================================</text:p>
      <text:p text:style-name="P1"/>
      <text:p text:style-name="P1">PROMPT:</text:p>
      <text:p text:style-name="P1">"Tech company logo on dark background. Humanoid robot in 'The Thinker' pose with gradient from cyan to purple, white outline glow effect. Circle background in darker blue/purple tones. Text 'HaGOLEM' (lowercase 'a', uppercase H-G-O-L-E-M, clear visible 'L') below in white or light cyan color. Designed for dark backgrounds - websites in dark mode, dark presentations, dark t-shirts. Professional tech aesthetic, glowing effect suitable for dark UI."</text:p>
      <text:p text:style-name="P1"/>
      <text:p text:style-name="P1">USE FOR:</text:p>
      <text:p text:style-name="P1">- Dark mode websites</text:p>
      <text:p text:style-name="P1">- Dark presentation slides</text:p>
      <text:p text:style-name="P1">- Dark backgrounds</text:p>
      <text:p text:style-name="P1"><text:soft-page-break/>- Night mode marketing materials</text:p>
      <text:p text:style-name="P1">- Video backgrounds</text:p>
      <text:p text:style-name="P1"/>
      <text:p text:style-name="P1">=================================================================</text:p>
      <text:p text:style-name="P1">VARIATION 7: MINIMAL OUTLINE VERSION (Elegant)</text:p>
      <text:p text:style-name="P1">=================================================================</text:p>
      <text:p text:style-name="P1"/>
      <text:p text:style-name="P1">PROMPT:</text:p>
      <text:p text:style-name="P1">"Minimalist tech logo. Humanoid robot in 'The Thinker' pose rendered as simple line art - outline only, no fill colors. Thin elegant lines in navy blue or black. Circle outline around the figure (also just outline, not filled). Text 'HaGOLEM' (lowercase 'a', uppercase H-G-O-L-E-M, clear visible 'L') below in matching color. Ultra-minimal, sophisticated, elegant. Suitable for premium/luxury branding contexts. White background."</text:p>
      <text:p text:style-name="P1"/>
      <text:p text:style-name="P1">USE FOR:</text:p>
      <text:p text:style-name="P1">- Premium materials (luxury positioning)</text:p>
      <text:p text:style-name="P1">- Embossing/engraving (physical products)</text:p>
      <text:p text:style-name="P1">- Minimalist aesthetic contexts</text:p>
      <text:p text:style-name="P1">- When you want understated elegance</text:p>
      <text:p text:style-name="P1"/>
      <text:p text:style-name="P1">=================================================================</text:p>
      <text:p text:style-name="P1">VARIATION 8: STACKED VERTICAL LAYOUT (Compact)</text:p>
      <text:p text:style-name="P1">=================================================================</text:p>
      <text:p text:style-name="P1"/>
      <text:p text:style-name="P1">PROMPT:</text:p>
      <text:p text:style-name="P1">"Tech company logo in vertical/stacked format. Humanoid robot in 'The Thinker' pose with gradient (cyan to purple) in circle at TOP. Text 'HaGOLEM' (lowercase 'a', uppercase H-G-O-L-E-M, clear visible 'L') centered directly BELOW the circle. Compact vertical arrangement, professional tech branding. This format is taller than wide (vertical orientation). Navy blue text. White background."</text:p>
      <text:p text:style-name="P1"/>
      <text:p text:style-name="P1">USE FOR:</text:p>
      <text:p text:style-name="P1">- Mobile app splash screens</text:p>
      <text:p text:style-name="P1">- Vertical banners</text:p>
      <text:p text:style-name="P1">- Business card back</text:p>
      <text:p text:style-name="P1">- Vertical social media posts (Instagram stories)</text:p>
      <text:p text:style-name="P1">- Email signature block</text:p>
      <text:p text:style-name="P1"/>
      <text:p text:style-name="P1">=================================================================</text:p>
      <text:p text:style-name="P1">VARIATION 9: EXTRA LARGE TEXT VERSION (Brand Emphasis)</text:p>
      <text:p text:style-name="P1">=================================================================</text:p>
      <text:p text:style-name="P1"/>
      <text:p text:style-name="P1">PROMPT:</text:p>
      <text:p text:style-name="P1">"Tech company logo with emphasized branding. Small humanoid robot icon in 'The Thinker' pose (gradient cyan to purple) positioned to the LEFT. Very large, bold text 'HaGOLEM' (lowercase 'a', uppercase H-G-O-L-E-M, clear visible 'L') to the RIGHT, much bigger than the icon. Text is the dominant element. Modern bold sans-serif font, navy blue. Professional tech company wordmark with supporting icon. White background."</text:p>
      <text:p text:style-name="P1"/>
      <text:p text:style-name="P1">USE FOR:</text:p>
      <text:p text:style-name="P1">- Billboard advertising</text:p>
      <text:p text:style-name="P1">- Large format printing</text:p>
      <text:p text:style-name="P1">- Trade show banners</text:p>
      <text:p text:style-name="P1">- When brand name recognition is priority</text:p>
      <text:p text:style-name="P1">- Marketing campaigns</text:p>
      <text:p text:style-name="P1"/>
      <text:p text:style-name="P1">=================================================================</text:p>
      <text:p text:style-name="P1">VARIATION 10: CIRCULAR BADGE VERSION (Premium)</text:p>
      <text:p text:style-name="P1">=================================================================</text:p>
      <text:p text:style-name="P1"/>
      <text:p text:style-name="P1">PROMPT:</text:p>
      <text:p text:style-name="P1">"Circular badge logo design. Humanoid robot in 'The Thinker' pose at center with gradient (cyan to purple). Text 'HaGOLEM' (lowercase 'a', uppercase H-G-O-L-E-M, clear visible 'L') curved along the bottom arc inside the circle. Additional text 'HUMANOID OPERATING SYSTEM' in smaller font curved along top arc. Professional tech badge/seal design, suitable for certifications, official documents, premium branding. Navy and gradient colors. White background."</text:p>
      <text:p text:style-name="P1"/>
      <text:p text:style-name="P1">USE FOR:</text:p>
      <text:p text:style-name="P1">- Official certifications</text:p>
      <text:p text:style-name="P1">- Quality seals</text:p>
      <text:p text:style-name="P1">- Document watermarks</text:p>
      <text:p text:style-name="P1">- Premium packaging</text:p>
      <text:p text:style-name="P1">- Trade show badges</text:p>
      <text:p text:style-name="P1"/>
      <text:p text:style-name="P1">=================================================================</text:p>
      <text:p text:style-name="P1">PRIORITY ORDER (What to Generate First)</text:p>
      <text:p text:style-name="P1">=================================================================</text:p>
      <text:p text:style-name="P1"/>
      <text:p text:style-name="P1">**MUST HAVE (Generate These First):**</text:p>
      <text:p text:style-name="P1">1. ✅ VARIATION 1: No circle background - Most versatile</text:p>
      <text:p text:style-name="P1">2. ✅ VARIATION 2: Text-only wordmark - Daily use</text:p>
      <text:p text:style-name="P1">3. ✅ VARIATION 3: Black &amp; white - Essential for documents</text:p>
      <text:p text:style-name="P1">4. ✅ VARIATION 5: Horizontal layout - Website header</text:p>
      <text:p text:style-name="P1"/>
      <text:p text:style-name="P1">**NICE TO HAVE (Generate These Second):**</text:p>
      <text:p text:style-name="P1">5. VARIATION 4: Square icon - Digital presence</text:p>
      <text:p text:style-name="P1">6. VARIATION 6: Dark mode version - Modern websites</text:p>
      <text:p text:style-name="P1">7. VARIATION 8: Vertical stacked - Mobile/compact uses</text:p>
      <text:p text:style-name="P1"/>
      <text:p text:style-name="P1">**OPTIONAL (Generate If Needed Later):**</text:p>
      <text:p text:style-name="P1">8. VARIATION 7: Minimal outline - Luxury contexts</text:p>
      <text:p text:style-name="P1">9. VARIATION 9: Large text emphasis - Marketing campaigns</text:p>
      <text:p text:style-name="P1">10. VARIATION 10: Circular badge - Certifications/premium</text:p>
      <text:p text:style-name="P1"/>
      <text:p text:style-name="P1">=================================================================</text:p>
      <text:p text:style-name="P1">HOW TO GENERATE THESE</text:p>
      <text:p text:style-name="P1">=================================================================</text:p>
      <text:p text:style-name="P1"/>
      <text:p text:style-name="P1">**PROCESS:**</text:p>
      <text:p text:style-name="P1">1. Go to: https://www.bing.com/create</text:p>
      <text:p text:style-name="P1">2. Copy ONE prompt at a time from above</text:p>
      <text:p text:style-name="P1">3. Paste and click "Create"</text:p>
      <text:p text:style-name="P1">4. Download the best result</text:p>
      <text:p text:style-name="P1">5. Move to next variation</text:p>
      <text:p text:style-name="P1"/>
      <text:p text:style-name="P1">**RECOMMENDED ORDER:**</text:p>
      <text:p text:style-name="P1">Day 1: Generate variations 1, 2, 3, 5 (the must-haves)</text:p>
      <text:p text:style-name="P1"><text:soft-page-break/>Day 2: Generate variations 4, 6, 8 (the nice-to-haves)</text:p>
      <text:p text:style-name="P1">Later: Generate 7, 9, 10 only if you need them for specific use cases</text:p>
      <text:p text:style-name="P1"/>
      <text:p text:style-name="P1">**TIPS:**</text:p>
      <text:p text:style-name="P1">- If a variation doesn't look right, add to the prompt:</text:p>
      <text:p text:style-name="P1"><text:s text:c="2"/>* "Make it more minimalist"</text:p>
      <text:p text:style-name="P1"><text:s text:c="2"/>* "Bolder/cleaner lines"</text:p>
      <text:p text:style-name="P1"><text:s text:c="2"/>* "Match the style of the original logo exactly"</text:p>
      <text:p text:style-name="P1"><text:s text:c="2"/>* "More professional and corporate"</text:p>
      <text:p text:style-name="P1"/>
      <text:p text:style-name="P1">- Save all variations in organized folders:</text:p>
      <text:p text:style-name="P1"><text:s text:c="2"/>/logos/</text:p>
      <text:p text:style-name="P1"><text:s text:c="4"/>/full-color/</text:p>
      <text:p text:style-name="P1"><text:s text:c="4"/>/black-white/</text:p>
      <text:p text:style-name="P1"><text:s text:c="4"/>/icons/</text:p>
      <text:p text:style-name="P1"><text:s text:c="4"/>/horizontal/</text:p>
      <text:p text:style-name="P1"><text:s text:c="4"/>/vertical/</text:p>
      <text:p text:style-name="P1"/>
      <text:p text:style-name="P1">=================================================================</text:p>
      <text:p text:style-name="P1">FILE FORMATS YOU'LL NEED</text:p>
      <text:p text:style-name="P1">=================================================================</text:p>
      <text:p text:style-name="P1"/>
      <text:p text:style-name="P1">For each variation, try to get:</text:p>
      <text:p text:style-name="P1">1. **PNG with transparent background** - For web/digital use</text:p>
      <text:p text:style-name="P1">2. **PNG with white background** - For documents</text:p>
      <text:p text:style-name="P1">3. **High resolution (at least 2000px)** - For printing</text:p>
      <text:p text:style-name="P1">4. **SVG if possible** - Vector format, infinitely scalable</text:p>
      <text:p text:style-name="P1"/>
      <text:p text:style-name="P1">**To get SVG versions:**</text:p>
      <text:p text:style-name="P1">After you have PNG versions you like, you can:</text:p>
      <text:p text:style-name="P1">- Use vectorizer.ai (free online tool)</text:p>
      <text:p text:style-name="P1">- Upload your PNG</text:p>
      <text:p text:style-name="P1">- Download as SVG</text:p>
      <text:p text:style-name="P1">- Now you have infinitely scalable logos!</text:p>
      <text:p text:style-name="P1"/>
      <text:p text:style-name="P1">=================================================================</text:p>
      <text:p text:style-name="P1">BRAND CONSISTENCY GUIDE</text:p>
      <text:p text:style-name="P1">=================================================================</text:p>
      <text:p text:style-name="P1"/>
      <text:p text:style-name="P1">**COLORS (Use these exact codes):**</text:p>
      <text:p text:style-name="P1">- Gradient Start (Cyan/Turquoise): #00D4FF or #1CD4D4</text:p>
      <text:p text:style-name="P1">- Gradient End (Purple): #8B3DFF or #6B2C9E</text:p>
      <text:p text:style-name="P1">- Text/Accent (Navy Blue): #1a2332</text:p>
      <text:p text:style-name="P1">- Background Circle: Gradient (same as robot)</text:p>
      <text:p text:style-name="P1">- White Outline: #FFFFFF</text:p>
      <text:p text:style-name="P1"/>
      <text:p text:style-name="P1">**FONTS:**</text:p>
      <text:p text:style-name="P1">Your "HAGOLEM" text uses a bold, geometric sans-serif.</text:p>
      <text:p text:style-name="P1">Similar fonts you can use for consistency:</text:p>
      <text:p text:style-name="P1">- Montserrat Bold</text:p>
      <text:p text:style-name="P1">- Gotham Bold</text:p>
      <text:p text:style-name="P1">- Proxima Nova Bold</text:p>
      <text:p text:style-name="P1">- Arial Black (if others unavailable)</text:p>
      <text:p text:style-name="P1"/>
      <text:p text:style-name="P1">**SPACING:**</text:p>
      <text:p text:style-name="P1">- Keep consistent spacing between robot icon and text</text:p>
      <text:p text:style-name="P1">- Don't stretch or squash the logo</text:p>
      <text:p text:style-name="P1">- Maintain aspect ratio always</text:p>
      <text:p text:style-name="P1"/>
      <text:p text:style-name="P1">**DON'T:**</text:p>
      <text:p text:style-name="P1">❌ Change the gradient colors</text:p>
      <text:p text:style-name="P1">❌ Add drop shadows (logo already has depth)</text:p>
      <text:p text:style-name="P1">❌ Rotate the robot pose</text:p>
      <text:p text:style-name="P1">❌ Put the logo on busy backgrounds (use solid colors)</text:p>
      <text:p text:style-name="P1">❌ Make the logo smaller than 50px height (becomes unreadable)</text:p>
      <text:p text:style-name="P1"/>
      <text:p text:style-name="P1">=================================================================</text:p>
      <text:p text:style-name="P1">SUMMARY: YOUR COMPLETE LOGO SUITE</text:p>
      <text:p text:style-name="P1">=================================================================</text:p>
      <text:p text:style-name="P1"/>
      <text:p text:style-name="P1">When you're done, you'll have:</text:p>
      <text:p text:style-name="P1"/>
      <text:p text:style-name="P1">✅ Original full logo (with circle) - Primary use</text:p>
      <text:p text:style-name="P1">✅ Logo without circle - Versatile use</text:p>
      <text:p text:style-name="P1">✅ Text-only wordmark - Headers/signatures</text:p>
      <text:p text:style-name="P1">✅ Black &amp; white version - Documents</text:p>
      <text:p text:style-name="P1">✅ Horizontal layout - Website headers</text:p>
      <text:p text:style-name="P1">✅ Square icon - Favicons/social media</text:p>
      <text:p text:style-name="P1">✅ Dark mode version - Modern UI</text:p>
      <text:p text:style-name="P1">✅ Vertical stacked - Mobile/compact</text:p>
      <text:p text:style-name="P1"/>
      <text:p text:style-name="P1">This complete suite covers 100% of use cases:</text:p>
      <text:p text:style-name="P1">- Investor presentations ✓</text:p>
      <text:p text:style-name="P1">- Website ✓</text:p>
      <text:p text:style-name="P1">- Business cards ✓</text:p>
      <text:p text:style-name="P1">- Social media ✓</text:p>
      <text:p text:style-name="P1">- Documents ✓</text:p>
      <text:p text:style-name="P1">- Merchandise ✓</text:p>
      <text:p text:style-name="P1">- App icon ✓</text:p>
      <text:p text:style-name="P1">- Everything else ✓</text:p>
      <text:p text:style-name="P1"/>
      <text:p text:style-name="P1">You'll have a professional, complete brand identity! 🎨</text:p>
      <text:p text:style-name="P1"/>
      <text:p text:style-name="P1">=================================================================</text:p>
      <text:p text:style-name="P1">NEXT STEP: START GENERATING!</text:p>
      <text:p text:style-name="P1">=================================================================</text:p>
      <text:p text:style-name="P1"/>
      <text:p text:style-name="P1">Pick 4 prompts (I recommend variations 1, 2, 3, 5) and generate them today.</text:p>
      <text:p text:style-name="P1"><text:soft-page-break/></text:p>
      <text:p text:style-name="P1">Then let me know how they turn out, and I can help you refine if needed!</text:p>
      <text:p text:style-name="P1"/>
      <text:p text:style-name="P1">Good luck Meir! Your brand is coming together beautifully.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29T19:22:40.245327400</meta:creation-date>
    <dc:date>2025-11-29T19:36:01.278911000</dc:date>
    <meta:editing-duration>PT13M21S</meta:editing-duration>
    <meta:editing-cycles>2</meta:editing-cycles>
    <meta:generator>LibreOffice/25.8.3.2$Windows_X86_64 LibreOffice_project/8ca8d55c161d602844f5428fa4b58097424e324e</meta:generator>
    <meta:document-statistic meta:table-count="0" meta:image-count="0" meta:object-count="0" meta:page-count="4" meta:paragraph-count="221" meta:word-count="1605" meta:character-count="12345" meta:non-whitespace-character-count="10931"/>
  </office:meta>
</office:document-meta>
</file>